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16pt" fo:font-weight="bold" officeooo:rsid="0019bbc9" officeooo:paragraph-rsid="0019bbc9" style:font-size-asian="16pt" style:font-weight-asian="bold" style:font-size-complex="16pt" style:font-weight-complex="bold"/>
    </style:style>
    <style:style style:name="P2" style:family="paragraph" style:parent-style-name="Header">
      <style:text-properties officeooo:rsid="0019bbc9" officeooo:paragraph-rsid="0019bbc9"/>
    </style:style>
    <style:style style:name="P3" style:family="paragraph" style:parent-style-name="Standard" style:list-style-name="L1">
      <style:text-properties officeooo:rsid="001d245f" officeooo:paragraph-rsid="001d245f"/>
    </style:style>
    <style:style style:name="P4" style:family="paragraph" style:parent-style-name="Standard" style:list-style-name="L1">
      <style:text-properties officeooo:rsid="001ea63e" officeooo:paragraph-rsid="001ea63e"/>
    </style:style>
    <style:style style:name="T1" style:family="text">
      <style:text-properties officeooo:rsid="001d0872"/>
    </style:style>
    <style:style style:name="T2" style:family="text">
      <style:text-properties officeooo:rsid="001ea6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54012979860193182" text:style-name="L1">
        <text:list-item>
          <text:p text:style-name="P4">Software maintenance</text:p>
          <text:list>
            <text:list-item>
              <text:p text:style-name="P4">Up to 80% of mainteneance are not bug fixes</text:p>
              <text:list>
                <text:list-item>
                  <text:p text:style-name="P4">mostly adding features</text:p>
                </text:list-item>
                <text:list-item>
                  <text:p text:style-name="P4">refactoring</text:p>
                </text:list-item>
              </text:list>
            </text:list-item>
          </text:list>
        </text:list-item>
        <text:list-item>
          <text:p text:style-name="P4">Source control systems (intro svn)</text:p>
          <text:list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19bbc9" officeooo:paragraph-rsid="0019bbc9" style:font-size-asian="16pt" style:font-weight-asian="bold" style:font-size-complex="16pt" style:font-weight-complex="bold"/>
    </style:style>
    <style:style style:name="MP2" style:family="paragraph" style:parent-style-name="Header">
      <style:text-properties officeooo:rsid="0019bbc9" officeooo:paragraph-rsid="0019bbc9"/>
    </style:style>
    <style:style style:name="MT1" style:family="text">
      <style:text-properties officeooo:rsid="001ea63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 362</text:p>
        <text:p text:style-name="MP2">Lecture <text:span text:style-name="MT1">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23:51:46.748332650</meta:creation-date>
    <dc:date>2014-04-03T10:20:23.838898655</dc:date>
    <meta:editing-duration>PT15M3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8" meta:word-count="30" meta:character-count="151" meta:non-whitespace-character-count="134"/>
  </office:meta>
</office:document-meta>
</file>